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b49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Eccezioni. </text:p>
      <text:p text:style-name="Standard">Variazione alla regola</text:p>
      <text:p text:style-name="Standard"><text:s/>Variazione al flusso regolare del programma.</text:p>
      <text:p text:style-name="Standard"/>
      <text:p text:style-name="Standard">L'eccezione è una classe.</text:p>
      <text:p text:style-name="Standard"/>
      <text:p text:style-name="Standard">Exception è la classe base che contiene le informazioni del problema</text:p>
      <text:p text:style-name="Standard"><text:s/>che ha interotto il flusso regolare del codice. Contiene:</text:p>
      <text:list xml:id="list770100879" text:style-name="L1">
        <text:list-item>
          <text:p text:style-name="P2">codice errore univoco identifica l'interruzione</text:p>
        </text:list-item>
        <text:list-item>
          <text:p text:style-name="P2">descrizione errore: stringa che lo riporta in modo esteso</text:p>
        </text:list-item>
        <text:list-item>
          <text:p text:style-name="P2">stack trace: log (trascrizione) di una serie di chiamate in catena,</text:p>
          <text:p text:style-name="P2">con la riga di codice, dove ogni chiamata si è svolta </text:p>
        </text:list-item>
      </text:list>
      <text:p text:style-name="Standard"/>
      <text:p text:style-name="Standard">Il metodo successivo può rilanciare (throws) un Exception.</text:p>
      <text:p text:style-name="Standard">public float somma(float op1, float op2) <text:span text:style-name="T1">throws</text:span> Exception{</text:p>
      <text:p text:style-name="Standard"/>
      <text:p text:style-name="Standard">}</text:p>
      <text:p text:style-name="Standard">Un rilancio di un eccezione, vuol dire che il metodo può scatenare, se la condizione di eccezione si verifica.</text:p>
      <text:p text:style-name="Standard">Scatenare un eccezione, corrisponde ad un interruzione del flusso, non si esegue l'istruzione corrente e le direttamente successive, ma si esegue un istruzione che si trova da un altra parte.</text:p>
      <text:p text:style-name="Standard"/>
      <text:p text:style-name="P1">Come si gestisce un eccezione</text:p>
      <text:p text:style-name="Standard">try{</text:p>
      <text:p text:style-name="Standard"><text:tab/>istruzioneChePuòRilanciareEccezione1</text:p>
      <text:p text:style-name="Standard"><text:tab/>istruzioneChePuòRilanciareEccezione2</text:p>
      <text:p text:style-name="Standard"><text:tab/>istruzioneChePuòRilanciareEccezione3</text:p>
      <text:p text:style-name="Standard">}</text:p>
      <text:p text:style-name="Standard">catch (ParseException ex){</text:p>
      <text:p text:style-name="Standard"><text:tab/>istruzioneCheGesticeEccezione1</text:p>
      <text:p text:style-name="Standard">}</text:p>
      <text:p text:style-name="Standard">catch (Exception ex){</text:p>
      <text:p text:style-name="Standard"><text:tab/>istruzioneCheGesticeEccezione2</text:p>
      <text:p text:style-name="Standard">}</text:p>
      <text:p text:style-name="Standard">finally{</text:p>
      <text:p text:style-name="Standard"><text:tab/>istruzioneEseguiteInCodaAdEntrambi i blocchi precedenti</text:p>
      <text:p text:style-name="Standard">}</text:p>
      <text:p text:style-name="Standard"/>
      <text:p text:style-name="Standard">Il blocco catch tra tonde rappresenta il filtro.</text:p>
      <text:p text:style-name="Standard">In prima istanza viene eseguito il primo catch, in cui deve essere posta un eccezione derivata dalle successive.</text:p>
      <text:p text:style-name="Standard"><text:tab/> ParseException è un eccezione derivata da Expcetion</text:p>
      <text:p text:style-name="Standard">Per derivata si intende meno generica.</text:p>
      <text:p text:style-name="Standard"/>
      <text:p text:style-name="Standard"/>
      <text:p text:style-name="Standard">Le eccezione si possono rilanciare direttamente da codice, attraverso una <text:tab/>throw new Exception(“Volevo rilanciare eccezione”);</text:p>
      <text:p text:style-name="Standard"/>
      <text:p text:style-name="Standard"><text:tab/>Exception ex = new Exception(“Volevo rilanciare eccezione”);</text:p>
      <text:p text:style-name="Standard"><text:tab/>throw ex;</text:p>
      <text:p text:style-name="Standard"/>
      <text:p text:style-name="Standard">Tutte le eccezioni vanno contenute e filtrate in modo fine, così da poter individuare e gestire la causa.</text:p>
      <text:p text:style-name="Standard"/>
      <text:p text:style-name="Standard">La throws non è obbligatoria, il metodo può rilanciare un eccezione anche senza averlo esplicitato. Nel caso non lo espliciti non è detto che non la rilanci.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Arial Unicode MS1" svg:font-family="'Arial Unicode M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08:18:29.66</meta:creation-date>
    <dc:date>2019-10-26T10:13:09.778000000</dc:date>
    <meta:editing-duration>PT1H56M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39" meta:word-count="274" meta:character-count="1907" meta:non-whitespace-character-count="1661"/>
  </office:meta>
</office:document-meta>
</file>